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.handleFlush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.setArg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.addConfiguredRedirector( RedirectorElement redirector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.Java( Task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setSpawn( boolean spa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setClassname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.run( String classname , Vector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.setJvmarg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.setupExecutable( Execute exe , String [ ]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.setupWorkingDir( Execute ex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.handleErrorFlush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.handleInput( byte [ ] buffer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addAssertions( Assertions asser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.spawn( String [ ] 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.run( CommandlineJava comma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va.setAppend( boolean 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.setJVMVersi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setClasspath( Path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setError( File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ava.Jav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.checkConfiguration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Java.setJvm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addSysproperty( Environment . Variable sy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createJvm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createBoo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setResultProperty( String result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.createPermiss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.addSyspropertyset( PropertySet sy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setMaxmemory( String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setTimeout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.log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.setInput( File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.createWatchdo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.setErrorProperty( String error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.create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setJar( File jar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.setCloneVm( boolean cloneV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executeJav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setDir( File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handleErrorOutput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.setNewenvironment( boolean new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getSys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fork( String [ ] comma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va.setLogError( boolean log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.getComman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maybeSetResultPropertyValue( int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.cle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setupCommandLineForVMS( Execute exe , String [ ]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setOutputproperty( String output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.setOutput( Fil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.setFork( boolean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creat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setupRedirect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va.executeJava( CommandlineJava commandLin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Java.setupCommandLine( Execute exe , String [ ] 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.handleOutput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.addEnv( Environment . Variable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.setupEnvironment( Execute ex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.setInputString( String input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.setFailonerror( boolean f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